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161.01pt"/>
    </style:style>
    <style:style style:name="co4" style:family="table-column">
      <style:table-column-properties fo:break-before="auto" style:column-width="36pt"/>
    </style:style>
    <style:style style:name="ro1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>
      <style:table-cell-properties fo:border="0.99pt ridge #000000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99pt ridge #000000" fo:border-left="0.99pt ridge #000000" fo:border-right="0.99pt ridge #000000" fo:border-top="none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order-left="0.99pt ridge #000000" fo:border-right="0.99pt ridge #000000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99pt ridge #000000" fo:border-left="none" fo:border-right="none" fo:border-top="0.99pt ridge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99pt ridge #000000" fo:border-left="none" fo:border-right="none" fo:border-top="none"/>
      <style:text-properties fo:font-size="16pt" style:font-size-asian="16pt" style:font-size-complex="16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fo:border="0.99pt ridge #000000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0.99pt ridge #000000" fo:border-left="0.99pt ridge #000000" fo:border-right="0.99pt ridge #000000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order-left="0.99pt ridge #000000" fo:border-right="0.99pt ridge #000000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99pt ridge #000000" fo:border-left="none" fo:border-right="none" fo:border-top="0.99pt ridge #000000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0.99pt ridge #000000" fo:border-left="none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order-left="0.99pt ridge #000000" fo:border-right="0.99pt ridge #000000" fo:border-top="0.99pt ridge #000000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0.99pt ridge #000000" fo:border-left="0.99pt ridge #000000" fo:border-right="none" fo:border-top="0.99pt ridge #000000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99pt ridge #000000" fo:border-left="0.99pt ridge #000000" fo:border-right="none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fo:border-left="0.99pt ridge #000000" fo:border-right="none" fo:border-top="none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order-left="none" fo:border-right="none" fo:border-top="0.99pt ridge #000000"/>
      <style:text-properties fo:font-size="16pt" style:font-size-asian="16pt" style:font-size-complex="16pt"/>
    </style:style>
    <style:style style:name="ce26" style:family="table-cell" style:parent-style-name="Default">
      <style:table-cell-properties fo:border="none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fo:border-left="none" fo:border-right="0.99pt ridge #000000" fo:border-top="0.99pt ridge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none" fo:border-right="0.99pt ridge #000000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="0.99pt ridge #000000"/>
      <style:text-properties style:font-name="Liberation Sans1"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erie1" table:style-name="ta1">
        <table:table-column table:style-name="co1" table:default-cell-style-name="ce8"/>
        <table:table-column table:style-name="co2" table:number-columns-repeated="1023" table:default-cell-style-name="ce8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méno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9" office:value-type="string" calcext:value-type="string">
            <text:p>Σ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Prof. Gr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1" table:formula="of:=SUM([.B3:.G3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table:formula="of:=SUM([.B4:.G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3" table:formula="of:=SUM([.B5:.G5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atě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table:formula="of:=SUM([.B6:.G6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Pet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table:formula="of:=SUM([.B7:.G7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of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table:formula="of:=SUM([.B8:.G8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Ane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3" table:formula="of:=SUM([.B9:.G9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3" table:formula="of:=SUM([.B10:.G1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Lí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13" table:formula="of:=SUM([.B11:.G11]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Elišk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3" calcext:value-type="float">
            <text:p>3</text:p>
          </table:table-cell>
          <table:table-cell table:style-name="ce11" table:formula="of:=SUM([.B12:.G12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e2" table:style-name="ta1">
        <table:table-column table:style-name="co3" table:default-cell-style-name="ce8"/>
        <table:table-column table:style-name="co4" table:number-columns-repeated="1023" table:default-cell-style-name="ce8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méno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7" office:value-type="string" calcext:value-type="string">
            <text:p>Σ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11" table:formula="of:=SUM([.B3:.N3])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an Slíva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30" office:value-type="float" office:value="2.5" calcext:value-type="float">
            <text:p>2.5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7" table:formula="of:=SUM([.B4:.N4])"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Matěj Gajdoš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SUM([.B5:.N5]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Aneta Piklová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SUM([.B6:.N6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Vladimíra Brabcová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SUM([.B7:.N7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Eliška Malá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13" table:formula="of:=SUM([.B8:.N8])" office:value-type="float" office:value="26.5" calcext:value-type="float">
            <text:p>26.5</text:p>
          </table:table-cell>
          <table:table-cell table:style-name="ce37" office:value-type="string" calcext:value-type="string">
            <text:p>ÚŘ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Ondřej Piroutek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13" table:formula="of:=SUM([.B9:.N9])" office:value-type="float" office:value="23" calcext:value-type="float">
            <text:p>23</text:p>
          </table:table-cell>
          <table:table-cell table:style-name="ce37" office:value-type="string" calcext:value-type="string">
            <text:p>ÚŘ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Anna Radochová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table:style-name="ce25"/>
          <table:table-cell table:style-name="ce13" table:formula="of:=SUM([.B10:.N10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Petro Velychko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table:style-name="ce25"/>
          <table:table-cell table:style-name="ce13" table:formula="of:=SUM([.B11:.N11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Sophia Klímová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/>
          <table:table-cell table:style-name="ce26" table:number-columns-repeated="5"/>
          <table:table-cell table:style-name="ce25"/>
          <table:table-cell table:style-name="ce13" table:formula="of:=SUM([.B12:.N12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Lída Růžičková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.5" calcext:value-type="float">
            <text:p>1.5</text:p>
          </table:table-cell>
          <table:table-cell table:style-name="ce24" office:value-type="float" office:value="3" calcext:value-type="float">
            <text:p>3</text:p>
          </table:table-cell>
          <table:table-cell table:style-name="ce21"/>
          <table:table-cell table:style-name="ce29" table:number-columns-repeated="5"/>
          <table:table-cell table:style-name="ce24"/>
          <table:table-cell table:style-name="ce11" table:formula="of:=SUM([.B13:.N13])" office:value-type="float" office:value="9.5" calcext:value-type="float">
            <text:p>9.5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erie2.A4:serie2.O13" table:contains-header="false">
          <table:sort table:bind-styles-to-content="false"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22:05:19.046619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6:35:45.876850233</meta:creation-date>
    <dc:date>2022-08-11T22:07:14.647245174</dc:date>
    <meta:editing-duration>PT3H10M45S</meta:editing-duration>
    <meta:editing-cycles>28</meta:editing-cycles>
    <meta:generator>LibreOffice/6.0.7.3$Linux_X86_64 LibreOffice_project/00m0$Build-3</meta:generator>
    <meta:document-statistic meta:table-count="2" meta:cell-count="241" meta:object-count="0"/>
  </office:meta>
</office:document-meta>
</file>